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 regular" svg:font-family="'monospace regular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e328" officeooo:paragraph-rsid="001fe328"/>
    </style:style>
    <style:style style:name="P2" style:family="paragraph" style:parent-style-name="Standard" style:list-style-name="L1">
      <style:text-properties officeooo:rsid="001fe328" officeooo:paragraph-rsid="001fe328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fe328" officeooo:paragraph-rsid="001fe328" style:font-size-asian="14pt" style:font-weight-asian="bold" style:font-size-complex="14pt" style:font-weight-complex="bold"/>
    </style:style>
    <style:style style:name="P5" style:family="paragraph" style:parent-style-name="Standard" style:list-style-name="L1">
      <style:text-properties officeooo:rsid="0021bebf" officeooo:paragraph-rsid="0021bebf"/>
    </style:style>
    <style:style style:name="P6" style:family="paragraph" style:parent-style-name="Standard">
      <style:text-properties officeooo:rsid="0021bebf" officeooo:paragraph-rsid="0021bebf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 style:list-style-name="L2">
      <style:text-properties fo:font-size="13pt" officeooo:rsid="0021bebf" officeooo:paragraph-rsid="0021bebf" style:font-size-asian="13pt" style:font-size-complex="13pt"/>
    </style:style>
    <style:style style:name="P9" style:family="paragraph" style:parent-style-name="Standard">
      <style:text-properties fo:font-size="13pt" officeooo:rsid="0022cce5" officeooo:paragraph-rsid="0022cce5" style:font-size-asian="13pt" style:font-size-complex="13pt"/>
    </style:style>
    <style:style style:name="P10" style:family="paragraph" style:parent-style-name="Standard">
      <style:text-properties style:font-name="monospace regular" fo:font-size="10pt" style:font-size-asian="10pt" style:font-size-complex="10pt"/>
    </style:style>
    <style:style style:name="P11" style:family="paragraph" style:parent-style-name="Standard">
      <style:text-properties style:font-name="monospace regular" fo:font-size="10pt" officeooo:rsid="0022cce5" officeooo:paragraph-rsid="0022cce5" style:font-size-asian="10pt" style:font-size-complex="10pt"/>
    </style:style>
    <style:style style:name="P12" style:family="paragraph" style:parent-style-name="Standard">
      <style:text-properties style:font-name="monospace regular" fo:font-size="10pt" officeooo:rsid="0024005b" officeooo:paragraph-rsid="0024005b" style:font-size-asian="10pt" style:font-size-complex="10pt"/>
    </style:style>
    <style:style style:name="P13" style:family="paragraph" style:parent-style-name="Standard">
      <style:text-properties style:font-name="monospace regular" fo:font-size="10pt" officeooo:rsid="0024f527" officeooo:paragraph-rsid="0024f527" style:font-size-asian="10pt" style:font-size-complex="10pt"/>
    </style:style>
    <style:style style:name="P14" style:family="paragraph" style:parent-style-name="Standard">
      <style:text-properties officeooo:rsid="0024005b" officeooo:paragraph-rsid="0024005b"/>
    </style:style>
    <style:style style:name="P15" style:family="paragraph" style:parent-style-name="Standard">
      <style:text-properties officeooo:rsid="0024f527" officeooo:paragraph-rsid="0024f527"/>
    </style:style>
    <style:style style:name="T1" style:family="text">
      <style:text-properties officeooo:rsid="0021bebf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monospace regular"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P4">Unit testing </text:p>
      <text:p text:style-name="P4">или</text:p>
      <text:p text:style-name="P4">модульное тестирование</text:p>
      <text:p text:style-name="P3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tab/>Основной идеей модульного тестирования является проверка корректности работы модулей или функций проекта по отдельности. </text:p>
      <text:p text:style-name="Standard"/>
      <text:p text:style-name="P1"/>
      <text:p text:style-name="P1"/>
      <text:p text:style-name="P1">Особенности такого подхода к тестированию:</text:p>
      <text:list xml:id="list9190790376841185788" text:style-name="L1">
        <text:list-item>
          <text:p text:style-name="P5">+ <text:s/>автоматизация процесса тестирования</text:p>
        </text:list-item>
        <text:list-item>
          <text:p text:style-name="P2">+ <text:s/>можно быстро локализовать и поправить ошибку</text:p>
        </text:list-item>
        <text:list-item>
          <text:p text:style-name="P2">+ <text:s/>уверенность в работоспособности проекта, при хорошем покрытии тестами</text:p>
        </text:list-item>
        <text:list-item>
          <text:p text:style-name="P2">+ <text:s/>хорошо написанные тесты могут служить своеобразной документацией</text:p>
        </text:list-item>
        <text:list-item>
          <text:p text:style-name="P2">- <text:s text:c="2"/>в больших проектах объем кода тестов превышает код самого проекта</text:p>
        </text:list-item>
        <text:list-item>
          <text:p text:style-name="P2">- <text:s text:c="2"/><text:span text:style-name="T1">невозможность проверки работы функций которые не имеют точного результата работы или имеют огромное пространство параметров</text:span></text:p>
        </text:list-item>
        <text:list-item>
          <text:p text:style-name="P2">- <text:s text:c="2"/><text:span text:style-name="T1">тяжело тестировать работоспособность проекта под нагрузкой</text:span></text:p>
        </text:list-item>
      </text:list>
      <text:p text:style-name="P1"/>
      <text:p text:style-name="P6"><text:tab/></text:p>
      <text:p text:style-name="P6"><text:tab/>Важно понимать, что модульное тестирование,как правило, не исключает необходимость в тестировании проекта в около боевых условиях. Всегда можно что-то забыть, полного покрытия тестами добиться зачастую очень сложно.</text:p>
      <text:p text:style-name="Standard"/>
      <text:p text:style-name="Standard"/>
      <text:p text:style-name="P6"><text:soft-page-break/><text:tab/></text:p>
      <text:p text:style-name="P6"><text:span text:style-name="T2"/></text:p>
      <text:p text:style-name="P6"><text:span text:style-name="T2"><text:tab/></text:span></text:p>
      <text:p text:style-name="P6"><text:span text:style-name="T2"/></text:p>
      <text:p text:style-name="P6"><text:span text:style-name="T2"/></text:p>
      <text:p text:style-name="P6"><text:span text:style-name="T2"><text:tab/>Перед написанием непосредственно тестов нужно понять следующие вещи:</text:span></text:p>
      <text:list xml:id="list6294320159920896851" text:style-name="L2">
        <text:list-item>
          <text:p text:style-name="P8">расположение тестов:</text:p>
          <text:list>
            <text:list-item>
              <text:p text:style-name="P8">рядом с тестируемыми функциями</text:p>
            </text:list-item>
            <text:list-item>
              <text:p text:style-name="P8">в отдельном модуле</text:p>
            </text:list-item>
            <text:list-item>
              <text:p text:style-name="P8">возможно стоит заводить отдельные папки для хранения тестовых модулей</text:p>
            </text:list-item>
          </text:list>
        </text:list-item>
        <text:list-item>
          <text:p text:style-name="P8">фреймворк для тестирования</text:p>
        </text:list-item>
        <text:list-item>
          <text:p text:style-name="P8">общие стили написание тестов</text:p>
        </text:list-item>
      </text:list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tab/><text:span text:style-name="T1">Пример очень простого(бесполезного) теста:</text:span></text:p>
      <text:p text:style-name="Standard"/>
      <text:p text:style-name="P11">import unittest</text:p>
      <text:p text:style-name="P11"/>
      <text:p text:style-name="P11">def inc(a):</text:p>
      <text:p text:style-name="P11"><text:s text:c="4"/>return a + 1</text:p>
      <text:p text:style-name="P11"/>
      <text:p text:style-name="P11">class Test(unittest.TestCase):</text:p>
      <text:p text:style-name="P11"><text:s text:c="4"/>def test_inc(self):</text:p>
      <text:p text:style-name="P11"><text:s text:c="8"/>self.assertEqual(inc(7), 8)</text:p>
      <text:p text:style-name="P11"><text:s text:c="8"/>self.assertEqual(inc(-10), -9)</text:p>
      <text:p text:style-name="P11"/>
      <text:p text:style-name="P11"/>
      <text:p text:style-name="P11">if __name__ == "__main__":</text:p>
      <text:p text:style-name="P11"><text:s text:c="4"/>unittest.main()</text:p>
      <text:p text:style-name="P11"/>
      <text:p text:style-name="P11"><text:tab/><text:span text:style-name="T3">Результат работы теста выглядит так:</text:span></text:p>
      <text:p text:style-name="P11"/>
      <text:p text:style-name="P11">zaber@zaber-PC:~/Документы/utests$ python3 test1.py </text:p>
      <text:p text:style-name="P11">.</text:p>
      <text:p text:style-name="P11">----------------------------------------------------------------------</text:p>
      <text:p text:style-name="P11">Ran 1 test in 0.000s</text:p>
      <text:p text:style-name="P11"/>
      <text:p text:style-name="P11">OK</text:p>
      <text:p text:style-name="Standard"/>
      <text:p text:style-name="P9"><text:soft-page-break/></text:p>
      <text:p text:style-name="P9"/>
      <text:p text:style-name="P9"/>
      <text:p text:style-name="P9"/>
      <text:p text:style-name="P9"><text:tab/>Если с простым кодом особых проблем при написании тестов не возникает, то что же делать когда тестируемая функция что то тянет снаружи? Например обращается к БД или сетевым ресурсам, использует другие функции или модули?</text:p>
      <text:p text:style-name="P9"/>
      <text:p text:style-name="P9"/>
      <text:p text:style-name="P9"/>
      <text:p text:style-name="P9"><text:tab/>В таких случаях используют подделки. Их разделяют на два вида стабы(stubs) и моки(mocks). Из себя они представляют этот «внешний» класс/функцию внутри которых либо возвращается статичное значение подобранное под тест, либо другие нехитрые вещи, все ограниченно только вашей фантазией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><text:soft-page-break/><text:tab/>Простой пример, функция для удаления файла:</text:p>
      <text:p text:style-name="P14"/>
      <text:p text:style-name="P12">import os</text:p>
      <text:p text:style-name="P12"/>
      <text:p text:style-name="P12">def rm(filename):</text:p>
      <text:p text:style-name="P12"><text:s text:c="8"/>os.remove(filename)</text:p>
      <text:p text:style-name="P14"/>
      <text:p text:style-name="P14"><text:tab/>И тест для нее с использованием mock, без реального удаления файла:</text:p>
      <text:p text:style-name="P14"/>
      <text:p text:style-name="P12">import unittest <text:s text:c="43"/></text:p>
      <text:p text:style-name="P12">import mock <text:s text:c="47"/></text:p>
      <text:p text:style-name="P12"><text:s text:c="59"/></text:p>
      <text:p text:style-name="P12">from filerm import rm <text:s text:c="37"/></text:p>
      <text:p text:style-name="P12"><text:s text:c="59"/></text:p>
      <text:p text:style-name="P12">class Test(unittest.TestCase): <text:s text:c="28"/></text:p>
      <text:p text:style-name="P12"><text:s text:c="59"/></text:p>
      <text:p text:style-name="P12"><text:s text:c="4"/>@mock.patch('filerm.os') <text:s text:c="30"/></text:p>
      <text:p text:style-name="P12"><text:s text:c="4"/>def test_rm(self, mock_os): <text:s text:c="27"/></text:p>
      <text:p text:style-name="P12"><text:s text:c="8"/>rm("test_file") <text:s text:c="35"/></text:p>
      <text:p text:style-name="P12"><text:s text:c="8"/>mock_os.remove.assert_called_with("test_file") <text:s text:c="4"/></text:p>
      <text:p text:style-name="P12"><text:s text:c="59"/></text:p>
      <text:p text:style-name="P12">if __name__ == "__main__": <text:s text:c="32"/></text:p>
      <text:p text:style-name="P14"><text:span text:style-name="T4"><text:s text:c="4"/>unittest.main() <text:s text:c="27"/></text:span><text:s text:c="12"/></text:p>
      <text:p text:style-name="Standard"/>
      <text:p text:style-name="Standard"><text:soft-page-break/></text:p>
      <text:p text:style-name="P15"><text:tab/>Следующий логичный вопрос: нужно запускать все тестовые файлы руками?</text:p>
      <text:p text:style-name="P15"/>
      <text:p text:style-name="P15"><text:tab/>Конечно ответ — нет. Для python3 я нашел такую утилиту, как nose. Она сама ищет тестовые файлы по заданному шаблону, запускает их и агрегирует результаты тестов. Так же там есть поддержка разных фич например расчет покрытия кода тестами, но это другая история.</text:p>
      <text:p text:style-name="P15"/>
      <text:p text:style-name="P13">zaber@zaber-PC:~/Документы/utests$ nosetests3 test* -v </text:p>
      <text:p text:style-name="P13">test_inc (test1.Test) ... ok</text:p>
      <text:p text:style-name="P13">test_rm (test2.Test) ... ok</text:p>
      <text:p text:style-name="P13"/>
      <text:p text:style-name="P13">----------------------------------------------------------------------</text:p>
      <text:p text:style-name="P13">Ran 2 tests in 0.002s</text:p>
      <text:p text:style-name="P13"/>
      <text:p text:style-name="P13">OK</text:p>
      <text:p text:style-name="P10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ospace regular" svg:font-family="'monospace regular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4.8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14.801cm" style:num-format="1" style:print-orientation="landscape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Endnote"/>
    <style:master-page style:name="Envelope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2:02:20.396913219</meta:creation-date>
    <dc:date>2017-03-24T14:02:23.564063448</dc:date>
    <meta:editing-duration>PT12M51S</meta:editing-duration>
    <meta:editing-cycles>1</meta:editing-cycles>
    <meta:document-statistic meta:table-count="0" meta:image-count="0" meta:object-count="0" meta:page-count="7" meta:paragraph-count="68" meta:word-count="384" meta:character-count="3645" meta:non-whitespace-character-count="2674"/>
    <meta:generator>LibreOffice/4.4.6.3$Linux_X86_64 LibreOffice_project/40m0$Build-3</meta:generator>
  </office:meta>
</office:document-meta>
</file>